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elementDocumentImpl.getString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elementDocumentImpl.setStringelement( java . lang . String string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elementDocumentImpl.xgetString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elementDocumentImpl.xsetStringelement( org . apache . xmlbeans . XmlString string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elementDocumentImpl.StringelementDocumentImpl( org . apache . xmlbeans . SchemaType 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